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aniel Graham</text:p>
      <text:p text:style-name="Standard">CSC 341</text:p>
      <text:p text:style-name="Standard">Dr. Toth</text:p>
      <text:p text:style-name="Standard">10/2/14</text:p>
      <text:p text:style-name="Standard"/>
      <text:p text:style-name="P1">HW 3</text:p>
      <text:p text:style-name="Standard"/>
      <text:p text:style-name="Standard"/>
      <text:p text:style-name="Standard">6.</text:p>
      <text:p text:style-name="Standard"><text:tab/>A common syntax error in LISP seems to be confusion of variables. Because the variables could be function calls, or data elements, it seems like one could confuse which is which very often. There is no specifier for what is a function, and what is a list of data. I think the most common syntactical error when working with LISP however is confusion of parenthesis. The language relies on so many of them, and in a precise order, that if one is out of place your program will mean something entirely different. Looking at the example code, I know I would make an error with the order and number of parenthesis really often.</text:p>
      <text:p text:style-name="Standard"/>
      <text:p text:style-name="Standard">7.</text:p>
      <text:p text:style-name="Standard"><text:tab/>LISP developed more imperative functions because it was first used for mathematical proofs. One needed to not only tell the computer bits of information, and functions, but also have it go through a process of proving a formula. In order to do this, the program had to go through some kind of sequence of steps. The steps may be defined by a function, but it needed to incorporate step based calculations at some point. </text:p>
      <text:p text:style-name="Standard"/>
      <text:p text:style-name="Standard">10.</text:p>
      <text:p text:style-name="Standard"><text:tab/>IBM made PL/I because of competing business and scientific applications of programming. Scientists used FORTRAN and a specific computer, and business people used COBOL with their own set of hardware. Furthermore, each group was becoming more specialized in which software and hardware they used for their applications. For a computer hardware and software manufacturer, this was an issue. IBM did not want to have to design two different programming languages categories, with their own specified support staff, and their own specialized hardware. They wanted to standardize software and hardware for all applications, to make their job, and the future generation of programmers lives, easier. They wanted a language that would be universal for use on one piece of hardware and could handle both applications. </text:p>
      <text:p text:style-name="Standard"/>
      <text:p text:style-name="Standard">18.</text:p>
      <text:p text:style-name="Standard"><text:tab/>The restrictions that should be placed on making changes in a language are that it should never unnecessarily remove a feature of the language, change the syntax, or how a program reads to programmers. Any of these things are incredibly frustrating to programmers who want to make software that will update with the language. Changes to a language should be to add features, fix bugs, and optimize for new hardware. When your program no longer works but is still in the “same language” this is extremely frustrating and inefficient. With Fortran, when they updated to Fortran 90, they changed the syntax of the language so placement of characters was not important. This makes a fortran 90 program difficult to read for someone who learned on fortran 77 or previous. Also changing the naming convention was pretty terrible in my opinion because it didn't matter either way, and now people who learned in fortran 77 have more trouble understanding fortran 90 and above code. What fortran did correctly was add features with changes in hardware, but should have kept their syntax consistent throughout the versions. </text:p>
      <text:p text:style-name="Standard"/>
      <text:p text:style-name="Standard"><text:soft-page-break/>24.<text:line-break/></text:p>
      <text:p text:style-name="Standard"><text:tab/>In my opinion, scripting languages have appeared more often than new compiled languages because they are often used for websites, which are constatly changing and increasing not only with the speed of computers, but also the speed of the internet. Also a scripting language is used as a kind of “patch” or quick calculation. Most scripting languages seem to connect two larger compiled languages. There is less hard core computation happening in scripting languages than compiled languages, so less effort has to go into developing th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Graham</meta:initial-creator>
    <meta:creation-date>2014-10-02T21:14:24.29</meta:creation-date>
    <dc:date>2014-10-03T00:36:12.42</dc:date>
    <dc:creator>Daniel Graham</dc:creator>
    <meta:editing-duration>PT21M17S</meta:editing-duration>
    <meta:editing-cycles>3</meta:editing-cycles>
    <meta:generator>OpenOffice/4.1.1$Win32 OpenOffice.org_project/411m6$Build-9775</meta:generator>
    <meta:document-statistic meta:table-count="0" meta:image-count="0" meta:object-count="0" meta:page-count="2" meta:paragraph-count="15" meta:word-count="595" meta:character-count="3563"/>
  </office:meta>
</office:document-meta>
</file>